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398105" style:font-size-asian="10.5pt" style:font-size-complex="1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2pt" officeooo:rsid="01398105" officeooo:paragraph-rsid="0144b7fd" style:font-size-asian="12pt" style:font-size-complex="12pt"/>
    </style:style>
    <style:style style:name="P4" style:family="paragraph" style:parent-style-name="Text_20_body">
      <style:text-properties officeooo:paragraph-rsid="0144b7fd"/>
    </style:style>
    <style:style style:name="P5" style:family="paragraph" style:parent-style-name="Text_20_body">
      <style:text-properties style:font-name="Liberation Serif" fo:font-size="12pt" officeooo:rsid="013e37c2" officeooo:paragraph-rsid="01398105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1398105" officeooo:paragraph-rsid="01398105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1469fe2" officeooo:paragraph-rsid="01469fe2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1477d08" officeooo:paragraph-rsid="01477d08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12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13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14" style:family="paragraph" style:parent-style-name="Heading_20_3">
      <style:text-properties style:font-name="Liberation Serif" officeooo:rsid="0148bda7" officeooo:paragraph-rsid="0148bda7" style:font-size-asian="10.5pt"/>
    </style:style>
    <style:style style:name="P15" style:family="paragraph" style:parent-style-name="Heading_20_2">
      <style:text-properties style:font-name="Liberation Serif" fo:font-size="14pt" officeooo:rsid="01469fe2" officeooo:paragraph-rsid="01469fe2" style:font-size-asian="14pt" style:font-size-complex="14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112f975" style:font-size-asian="10.5pt" style:font-size-complex="12pt"/>
    </style:style>
    <style:style style:name="T6" style:family="text">
      <style:text-properties style:font-name="Liberation Serif" fo:font-size="12pt" officeooo:rsid="0144b7fd" style:font-size-asian="10.5pt" style:font-size-complex="12pt"/>
    </style:style>
    <style:style style:name="T7" style:family="text">
      <style:text-properties style:font-name="Liberation Serif" officeooo:rsid="0112f975" style:font-size-asian="10.5pt"/>
    </style:style>
    <style:style style:name="T8" style:family="text">
      <style:text-properties style:font-name="Liberation Serif" officeooo:rsid="0144b7fd" style:font-size-asian="10.5pt"/>
    </style:style>
    <style:style style:name="T9" style:family="text">
      <style:text-properties style:font-name="Liberation Serif" officeooo:rsid="01468ea7" style:font-size-asian="10.5pt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officeooo:rsid="00a27f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13e37c2" style:font-weight-asian="bold" style:font-weight-complex="bold"/>
    </style:style>
    <style:style style:name="T14" style:family="text">
      <style:text-properties fo:font-weight="bold" officeooo:rsid="0148bda7" style:font-weight-asian="bold" style:font-weight-complex="bold"/>
    </style:style>
    <style:style style:name="T15" style:family="text">
      <style:text-properties officeooo:rsid="0144b7fd"/>
    </style:style>
    <style:style style:name="T16" style:family="text">
      <style:text-properties officeooo:rsid="01469fe2"/>
    </style:style>
    <style:style style:name="T17" style:family="text">
      <style:text-properties officeooo:rsid="01484073"/>
    </style:style>
    <style:style style:name="T18" style:family="text">
      <style:text-properties officeooo:rsid="0148bd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ST<text:span text:style-name="T11">0006</text:span> – Answer Sheet for LAB0<text:span text:style-name="T15">5</text:span></text:h>
      <text:p text:style-name="P2"/>
      <text:p text:style-name="Standard"><text:span text:style-name="T13">FULL </text:span><text:span text:style-name="T12">NAME</text:span>: </text:p>
      <text:p text:style-name="Standard"/>
      <text:p text:style-name="Standard"><text:span text:style-name="T2">S</text:span><text:span text:style-name="T1">TUDENT </text:span><text:span text:style-name="T3">#</text:span><text:span text:style-name="T4">:</text:span><text:span text:style-name="T10"> </text:span></text:p>
      <text:p text:style-name="Standard"><text:span text:style-name="T10"/></text:p>
      <text:h text:style-name="P15" text:outline-level="2">Data Types</text:h>
      <text:p text:style-name="P4"><text:span text:style-name="T5">1. <text:s/></text:span><text:span text:style-name="T6">What is the data type of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123</text:p>
          </table:table-cell>
        </table:table-row>
      </table:table>
      <text:p text:style-name="P3"><text:span text:style-name="T8"/></text:p>
      <text:p text:style-name="P3"><text:span text:style-name="T8">2</text:span><text:span text:style-name="T7">. <text:s/></text:span><text:span text:style-name="T8">What is the data type of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12.3</text:p>
          </table:table-cell>
        </table:table-row>
      </table:table>
      <text:p text:style-name="P3"><text:span text:style-name="T8"/></text:p>
      <text:p text:style-name="P3"><text:span text:style-name="T8">3</text:span><text:span text:style-name="T7">. <text:s/></text:span><text:span text:style-name="T8">What is the data type of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[1,2,3]</text:p>
          </table:table-cell>
        </table:table-row>
      </table:table>
      <text:p text:style-name="P3"><text:span text:style-name="T8"/></text:p>
      <text:p text:style-name="P3"><text:span text:style-name="T8">4</text:span><text:span text:style-name="T7">. <text:s/></text:span><text:span text:style-name="T8">What is the data type of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-123</text:p>
          </table:table-cell>
        </table:table-row>
      </table:table>
      <text:p text:style-name="P3"><text:span text:style-name="T8"/></text:p>
      <text:p text:style-name="P3"><text:span text:style-name="T8">5</text:span><text:span text:style-name="T7">. <text:s/></text:span><text:span text:style-name="T8">What is the data type of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"123"</text:p>
          </table:table-cell>
        </table:table-row>
      </table:table>
      <text:p text:style-name="P3"><text:span text:style-name="T8"/></text:p>
      <text:p text:style-name="P3"><text:span text:style-name="T8">6</text:span><text:span text:style-name="T7">. <text:s/></text:span><text:span text:style-name="T8">What is the data type of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">True</text:p>
          </table:table-cell>
        </table:table-row>
      </table:table>
      <text:p text:style-name="P3"><text:span text:style-name="T8"/></text:p>
      <text:p text:style-name="P3"><text:span text:style-name="T8">7</text:span><text:span text:style-name="T7">. <text:s/></text:span><text:span text:style-name="T8">What is the data type of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True + False</text:p>
          </table:table-cell>
        </table:table-row>
      </table:table>
      <text:p text:style-name="P3"><text:span text:style-name="T8"/></text:p>
      <text:p text:style-name="P3"><text:span text:style-name="T9">8</text:span><text:span text:style-name="T7">. <text:s/></text:span><text:span text:style-name="T8">What is the data type of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{'username':'root', 'password':'pass'}</text:p>
          </table:table-cell>
        </table:table-row>
      </table:table>
      <text:p text:style-name="P3"><text:span text:style-name="T8"/></text:p>
      <text:p text:style-name="P1"/>
      <text:p text:style-name="P9"><text:soft-page-break/><text:span text:style-name="T14">Operations preformed</text:span><text:span text:style-name="T12"> on data types (Google if you have to, but test to make sure it’s right)</text:span></text:p>
      <text:p text:style-name="P7"><text:span text:style-name="T16">9. What is the command to print the second element of a list?</text:span></text:p>
      <text:p text:style-name="P7"><text:span text:style-name="T16">10. What is the command to print the second element of a dictionary?</text:span></text:p>
      <text:p text:style-name="P7"><text:span text:style-name="T16">11. What happens when you multiply a string by 3?</text:span></text:p>
      <text:p text:style-name="P7"><text:span text:style-name="T16">12. What happens when you multiply a string by another string?</text:span></text:p>
      <text:p text:style-name="P7"><text:span text:style-name="T16">13. What happens when you add two strings together?</text:span></text:p>
      <text:p text:style-name="P7"><text:span text:style-name="T16">14. What happens when you divide an integer by 0?</text:span></text:p>
      <text:p text:style-name="P10">15. What does the modulus operator do?</text:p>
      <text:p text:style-name="P10">16. What does the “or” operator do? <text:s/>EXPLAIN.</text:p>
      <text:p text:style-name="P10">17. <text:span text:style-name="T17">Give me an example of how to add a space when adding two strings together.</text:span></text:p>
      <text:p text:style-name="P11">18. What is something you need to be careful of when dealing with data types?</text:p>
      <text:p text:style-name="P11">19. What shocked you or what did you find weird when doing these examples?</text:p>
      <text:p text:style-name="P11">20. What did you like <text:span text:style-name="T18">most </text:span>about this lab?</text:p>
      <text:p text:style-name="P7"/>
      <text:p text:style-name="P1"/>
      <text:p text:style-name="P5"/>
      <text:h text:style-name="P14" text:outline-level="3">Marking</text:h>
      <text:p text:style-name="P6"><text:span text:style-name="T18">This lab is out of 10. </text:span></text:p>
      <text:p text:style-name="P6"><text:span text:style-name="T18">0</text:span>.<text:span text:style-name="T18">5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01T12:44:43.759447298</dc:date>
    <meta:editing-duration>P4DT23H43M47S</meta:editing-duration>
    <meta:editing-cycles>89</meta:editing-cycles>
    <dc:creator>Cory Hilliard</dc:creator>
    <meta:document-statistic meta:table-count="8" meta:image-count="0" meta:object-count="0" meta:page-count="2" meta:paragraph-count="36" meta:word-count="275" meta:character-count="1410" meta:non-whitespace-character-count="1155"/>
  </office:meta>
</office:document-meta>
</file>